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11cm" fo:min-width="3.028cm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Ultrafine_20_2_20_Dots_20_3_20_Dashes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484cm" fo:min-width="0.234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5.818cm" fo:min-width="0.234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="Arrow" draw:marker-end-width="0.242cm" draw:fill-color="#000000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fo:color="#000000" fo:font-size="10pt" style:font-size-asian="10pt" style:font-size-complex="10pt"/>
    </style:style>
    <style:style style:name="T1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0.889cm" svg:x="6.334cm" svg:y="3.54cm">
          <text:p text:style-name="P1">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56cm" svg:height="0.889cm" svg:x="2.27cm" svg:y="3.54cm">
          <text:p text:style-name="P1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56cm" svg:height="0.889cm" svg:x="11.033cm" svg:y="3.54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889cm" svg:x="15.097cm" svg:y="3.54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048cm" svg:y1="4.429cm" svg:x2="4.048cm" svg:y2="12.557cm">
          <text:p/>
        </draw:line>
        <draw:line draw:style-name="gr2" draw:text-style-name="P2" draw:layer="layout" svg:x1="8.239cm" svg:y1="4.429cm" svg:x2="8.239cm" svg:y2="12.557cm">
          <text:p/>
        </draw:line>
        <draw:line draw:style-name="gr2" draw:text-style-name="P2" draw:layer="layout" svg:x1="12.811cm" svg:y1="4.429cm" svg:x2="12.811cm" svg:y2="12.557cm">
          <text:p/>
        </draw:line>
        <draw:line draw:style-name="gr2" draw:text-style-name="P2" draw:layer="layout" svg:x1="17.002cm" svg:y1="4.429cm" svg:x2="17.002cm" svg:y2="12.557cm">
          <text:p/>
        </draw:line>
        <draw:custom-shape draw:style-name="gr3" draw:text-style-name="P3" xml:id="id2" draw:id="id2" draw:layer="layout" svg:width="0.762cm" svg:height="0.762cm" svg:x="7.858cm" svg:y="6.08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0.762cm" svg:height="0.762cm" svg:x="3.667cm" svg:y="5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0.762cm" svg:height="6.096cm" svg:x="16.621cm" svg:y="6.969cm">
          <draw:glue-point draw:id="4" svg:x="-5cm" svg:y="-4.583cm"/>
          <draw:glue-point draw:id="5" svg:x="-5cm" svg:y="-2.5cm"/>
          <draw:glue-point draw:id="6" svg:x="-5cm" svg:y="-1.25cm"/>
          <draw:glue-point draw:id="7" svg:x="-5cm" svg:y="1.25cm"/>
          <draw:glue-point draw:id="8" svg:x="-5cm" svg:y="2.5cm"/>
          <draw:glue-point draw:id="9" svg:x="-5cm" svg:y="4.166cm"/>
          <draw:glue-point draw:id="10" svg:x="-5cm" svg:y="-4.666cm"/>
          <draw:glue-point draw:id="11" svg:x="-5cm" svg:y="-2cm"/>
          <draw:glue-point draw:id="12" svg:x="-5cm" svg:y="1cm"/>
          <draw:glue-point draw:id="13" svg:x="-5cm" svg:y="4cm"/>
          <draw:glue-point draw:id="14" svg:x="-5cm" svg:y="-2.916cm"/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429cm" svg:y1="6.207cm" svg:x2="7.858cm" svg:y2="6.208cm" draw:start-shape="id1" draw:start-glue-point="1" draw:end-shape="id2" draw:end-glue-point="4" svg:d="M4429 6207h1715v1h1714" svg:viewBox="0 0 3430 2">
          <text:p text:style-name="P1"><text:span text:style-name="T1"/></text:p>
          <text:p text:style-name="P1"><text:span text:style-name="T1">reconnect</text:span></text:p>
        </draw:connector>
        <draw:custom-shape draw:style-name="gr3" draw:text-style-name="P3" xml:id="id3" draw:id="id3" draw:layer="layout" svg:width="0.762cm" svg:height="0.762cm" svg:x="12.43cm" svg:y="6.588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762cm" svg:height="0.762cm" svg:x="12.43cm" svg:y="8.112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0.762cm" svg:height="0.762cm" svg:x="7.858cm" svg:y="8.62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0.762cm" svg:height="0.762cm" svg:x="3.667cm" svg:y="9.128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8.62cm" svg:y1="6.714cm" svg:x2="12.43cm" svg:y2="6.716cm" draw:start-shape="id2" draw:start-glue-point="5" draw:end-shape="id3" draw:end-glue-point="4" svg:d="M8620 6714h1905v2h1905" svg:viewBox="0 0 3811 3">
          <text:p text:style-name="P1"><text:span text:style-name="T1"/></text:p>
          <text:p text:style-name="P1"><text:span text:style-name="T1">reconnect</text:span></text:p>
        </draw:connector>
        <draw:connector draw:style-name="gr6" draw:text-style-name="P2" draw:layer="layout" svg:x1="13.192cm" svg:y1="7.222cm" svg:x2="16.621cm" svg:y2="7.224cm" draw:start-shape="id3" draw:start-glue-point="5" draw:end-shape="id4" draw:end-glue-point="4" svg:d="M13192 7222h1715v2h1714" svg:viewBox="0 0 3430 3">
          <text:p text:style-name="P1"><text:span text:style-name="T1"/></text:p>
          <text:p text:style-name="P1"><text:span text:style-name="T1"/></text:p>
          <text:p text:style-name="P1"><text:span text:style-name="T1">reconnect</text:span></text:p>
          <text:p text:style-name="P1"><text:span text:style-name="T1"/></text:p>
        </draw:connector>
        <draw:connector draw:style-name="gr7" draw:text-style-name="P5" draw:layer="layout" svg:x1="16.621cm" svg:y1="8.24cm" svg:x2="13.192cm" svg:y2="8.24cm" draw:start-shape="id4" draw:start-glue-point="14" draw:end-shape="id5" draw:end-glue-point="6" svg:d="M16621 8240h-3429" svg:viewBox="0 0 3430 1">
          <text:p text:style-name="P1"><text:span text:style-name="T1"/></text:p>
          <text:p text:style-name="P1"><text:span text:style-name="T1">changed Elements</text:span></text:p>
        </draw:connector>
        <draw:connector draw:style-name="gr7" draw:text-style-name="P1" draw:layer="layout" svg:x1="12.43cm" svg:y1="8.746cm" svg:x2="8.62cm" svg:y2="8.748cm" draw:start-shape="id5" draw:start-glue-point="7" draw:end-shape="id6" draw:end-glue-point="6" svg:d="M12430 8746h-1905v2h-1905" svg:viewBox="0 0 3811 3">
          <text:p text:style-name="P1"><text:span text:style-name="T1"/></text:p>
          <text:p text:style-name="P1"><text:span text:style-name="T1">changed Elements</text:span></text:p>
        </draw:connector>
        <draw:connector draw:style-name="gr7" draw:text-style-name="P1" draw:layer="layout" svg:x1="7.858cm" svg:y1="9.254cm" svg:x2="4.429cm" svg:y2="9.256cm" draw:start-shape="id6" draw:start-glue-point="7" draw:end-shape="id7" draw:end-glue-point="6" svg:d="M7858 9254h-1714v2h-1715" svg:viewBox="0 0 3430 3">
          <text:p text:style-name="P1"><text:span text:style-name="T1"/></text:p>
          <text:p text:style-name="P1"><text:span text:style-name="T1">changed Elements</text:span></text:p>
        </draw:connector>
        <draw:custom-shape draw:style-name="gr3" draw:text-style-name="P3" xml:id="id8" draw:id="id8" draw:layer="layout" svg:width="0.762cm" svg:height="0.762cm" svg:x="7.858cm" svg:y="10.398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9" draw:id="id9" draw:layer="layout" svg:width="0.762cm" svg:height="0.762cm" svg:x="12.43cm" svg:y="10.906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8.62cm" svg:y1="11.032cm" svg:x2="12.43cm" svg:y2="11.034cm" draw:start-shape="id8" draw:start-glue-point="5" draw:end-shape="id9" draw:end-glue-point="4" svg:d="M8620 11032h1905v2h1905" svg:viewBox="0 0 3811 3">
          <text:p text:style-name="P1"><text:span text:style-name="T1"/></text:p>
          <text:p text:style-name="P1"><text:span text:style-name="T1">Changed Elements</text:span></text:p>
        </draw:connector>
        <draw:connector draw:style-name="gr5" draw:text-style-name="P4" draw:layer="layout" svg:x1="13.192cm" svg:y1="11.54cm" svg:x2="16.621cm" svg:y2="11.541cm" draw:start-shape="id9" draw:start-glue-point="5" draw:end-shape="id4" draw:end-glue-point="8" svg:d="M13192 11540h1715v1h1714" svg:viewBox="0 0 3430 2">
          <text:p text:style-name="P1"><text:span text:style-name="T1"/></text:p>
          <text:p text:style-name="P1"><text:span text:style-name="T1">Changed Elements</text:span></text:p>
        </draw:connector>
        <draw:custom-shape draw:style-name="gr3" draw:text-style-name="P3" xml:id="id11" draw:id="id11" draw:layer="layout" svg:width="0.762cm" svg:height="0.762cm" svg:x="7.858cm" svg:y="4.937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" draw:id="id10" draw:layer="layout" svg:width="0.762cm" svg:height="0.762cm" svg:x="3.667cm" svg:y="4.683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429cm" svg:y1="5.064cm" svg:x2="7.858cm" svg:y2="5.065cm" draw:start-shape="id10" draw:start-glue-point="1" draw:end-shape="id11" draw:end-glue-point="4" svg:d="M4429 5064h1715v1h1714" svg:viewBox="0 0 3430 2">
          <text:p text:style-name="P1"><text:span text:style-name="T1"/></text:p>
          <text:p text:style-name="P1"><text:span text:style-name="T1">Change Element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14:32:02.790480468</meta:creation-date>
    <dc:date>2015-06-14T15:20:35.851140258</dc:date>
    <meta:editing-duration>PT30M9S</meta:editing-duration>
    <meta:editing-cycles>2</meta:editing-cycles>
    <meta:generator>LibreOffice/4.4.2.2$Linux_X86_64 LibreOffice_project/40m0$Build-2</meta:generator>
    <meta:document-statistic meta:object-count="28"/>
  </office:meta>
</office:document-meta>
</file>